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3" draw:id="id13" draw:layer="layout" svg:width="1.4cm" svg:height="1.2cm" svg:x="9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4cm" svg:height="1.2cm" svg:x="9.8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4cm" svg:height="1.2cm" svg:x="18.7cm" svg:y="1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4cm" svg:height="1.2cm" svg:x="19.6cm" svg:y="1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4cm" svg:height="1.2cm" svg:x="8.5cm" svg:y="17.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2cm" svg:y1="16.4cm" svg:x2="31.5cm" svg:y2="16.4cm">
          <text:p/>
        </draw:line>
        <draw:frame draw:style-name="gr3" draw:text-style-name="P3" draw:layer="layout" svg:width="4.367cm" svg:height="1.428cm" svg:x="1.1cm" svg:y="16.672cm">
          <draw:text-box>
            <text:p><text:span text:style-name="T1">Hardware</text:span></text:p>
          </draw:text-box>
        </draw:frame>
        <draw:custom-shape draw:style-name="gr4" draw:text-style-name="P1" draw:layer="layout" svg:width="14.1cm" svg:height="4.9cm" svg:x="7.1cm" svg:y="16.9cm">
          <text:p text:style-name="P2"><text:span text:style-name="T1">Arduino Mega 256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3cm" svg:x="25.1cm" svg:y="17.4cm">
          <text:p text:style-name="P2"><text:span text:style-name="T1">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13.5cm" svg:height="2.2cm" svg:x="8.2cm" svg:y="17.8cm">
          <text:p text:style-name="P2"><text:span text:style-name="T1">GPIO_B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21.7cm" svg:y1="18.9cm" svg:x2="25.1cm" svg:y2="18.9cm" draw:start-shape="id1" draw:end-shape="id2" svg:d="M21700 18900h3400" svg:viewBox="0 0 3401 1">
          <text:p/>
        </draw:connector>
        <draw:custom-shape draw:style-name="gr7" draw:text-style-name="P1" draw:layer="layout" svg:width="16.3cm" svg:height="14.725cm" draw:transform="skewX (0.00314159265358979) rotate (0.00314159265358979) translate (1.2cm 1.3cm)">
          <text:p text:style-name="P2"><text:span text:style-name="T1">main0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71.10075034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5cm" svg:height="13.7cm" svg:x="8.8cm" svg:y="1.8cm">
          <text:p text:style-name="P2"><text:span text:style-name="T1">loop: () -&gt; vo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77.25636581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2cm" svg:height="2.24cm" svg:x="2.1cm" svg:y="9.76cm">
          <text:p text:style-name="P2"><text:span text:style-name="T1">Set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4.2cm" svg:y1="12cm" svg:x2="9.2cm" svg:y2="17.9cm" draw:start-shape="id3" draw:start-glue-point="2" draw:end-shape="id4" draw:end-glue-point="0" svg:d="M4200 12000c0 4464 5000 1514 5000 5900" svg:viewBox="0 0 5001 5901">
          <text:p/>
        </draw:connector>
        <draw:custom-shape draw:style-name="gr5" draw:text-style-name="P1" xml:id="id9" draw:id="id9" draw:layer="layout" svg:width="4.1cm" svg:height="1.477cm" svg:x="10.6cm" svg:y="8.598cm">
          <text:p text:style-name="P2"><text:span text:style-name="T1">LED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2cm" svg:height="2.24cm" svg:x="2.1cm" svg:y="5.8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4.2cm" svg:y1="9.76cm" svg:x2="4.2cm" svg:y2="8.04cm" draw:start-shape="id3" draw:start-glue-point="0" draw:end-shape="id5" svg:d="M4200 9760v-1720" svg:viewBox="0 0 1 1721">
          <text:p/>
        </draw:connector>
        <draw:custom-shape draw:style-name="gr5" draw:text-style-name="P1" xml:id="id7" draw:id="id7" draw:layer="layout" svg:width="4.1cm" svg:height="1.477cm" svg:x="10.6cm" svg:y="3.6cm">
          <text:p text:style-name="P2"><text:span text:style-name="T1">LED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4.2cm" svg:y1="5.8cm" svg:x2="9.8cm" svg:y2="3.1cm" draw:start-shape="id5" draw:start-glue-point="0" draw:end-shape="id6" draw:end-glue-point="3" svg:d="M4200 5800c0-1800 1866-2700 5600-2700" svg:viewBox="0 0 5601 2701">
          <text:p/>
        </draw:connector>
        <draw:custom-shape draw:style-name="gr5" draw:text-style-name="P1" xml:id="id12" draw:id="id12" draw:layer="layout" svg:width="4.1cm" svg:height="1.477cm" svg:x="10.6cm" svg:y="11.123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.1cm" svg:height="1.477cm" svg:x="10.6cm" svg:y="6.099cm">
          <text:p text:style-name="P2"><text:span text:style-name="T1">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7cm" svg:y1="4.338cm" svg:x2="20.3cm" svg:y2="17.8cm" draw:start-shape="id7" draw:start-glue-point="1" draw:end-shape="id8" draw:end-glue-point="0" svg:d="M14700 4338c3734 0 5600 4487 5600 13462" svg:viewBox="0 0 5601 13463">
          <text:p/>
        </draw:connector>
        <draw:connector draw:style-name="gr9" draw:text-style-name="P1" draw:layer="layout" draw:type="curve" svg:x1="14.7cm" svg:y1="9.336cm" svg:x2="19.4cm" svg:y2="17.8cm" draw:start-shape="id9" draw:start-glue-point="1" draw:end-shape="id10" draw:end-glue-point="0" svg:d="M14700 9336c3134 0 4700 2821 4700 8464" svg:viewBox="0 0 4701 8465">
          <text:p/>
        </draw:connector>
        <draw:connector draw:style-name="gr6" draw:text-style-name="P1" draw:layer="layout" draw:type="curve" svg:x1="12.65cm" svg:y1="5.077cm" svg:x2="12.65cm" svg:y2="6.099cm" draw:start-shape="id7" draw:start-glue-point="2" draw:end-shape="id11" svg:d="M12650 5077v1022" svg:viewBox="0 0 1 1023">
          <text:p/>
        </draw:connector>
        <draw:connector draw:style-name="gr6" draw:text-style-name="P1" draw:layer="layout" draw:type="curve" svg:x1="12.65cm" svg:y1="7.576cm" svg:x2="12.65cm" svg:y2="8.598cm" draw:start-shape="id11" draw:start-glue-point="2" draw:end-shape="id9" svg:d="M12650 7576v1022" svg:viewBox="0 0 1 1023">
          <text:p/>
        </draw:connector>
        <draw:connector draw:style-name="gr6" draw:text-style-name="P1" draw:layer="layout" draw:type="curve" svg:x1="12.65cm" svg:y1="10.075cm" svg:x2="12.65cm" svg:y2="11.123cm" draw:start-shape="id9" draw:start-glue-point="2" draw:end-shape="id12" draw:end-glue-point="0" svg:d="M12650 10075v1048" svg:viewBox="0 0 1 1049">
          <text:p/>
        </draw:connector>
        <draw:connector draw:style-name="gr6" draw:text-style-name="P1" draw:layer="layout" draw:type="curve" svg:x1="10.6cm" svg:y1="11.861cm" svg:x2="9.7cm" svg:y2="3.3cm" draw:start-shape="id12" draw:start-glue-point="3" draw:end-shape="id13" draw:end-glue-point="3" svg:d="M10600 11861c-2100 0-1650-8561-900-8561" svg:viewBox="0 0 1527 8562">
          <text:p/>
        </draw:connector>
        <draw:custom-shape draw:style-name="gr8" draw:text-style-name="P1" draw:layer="layout" svg:width="11.2cm" svg:height="4.8cm" svg:x="20.6cm" svg:y="6.2cm">
          <text:p text:style-name="P2"><text:span text:style-name="T1">avr-lib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4" draw:id="id14" draw:layer="layout" svg:width="10.4cm" svg:height="1.7cm" svg:x="21cm" svg:y="8.3cm">
          <text:p text:style-name="P2"><text:span text:style-name="T1">void _delay_ms(doub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9.9cm" svg:y1="1.2cm" svg:x2="19.9cm" svg:y2="15.6cm">
          <text:p/>
        </draw:line>
        <draw:frame draw:style-name="gr3" draw:text-style-name="P3" draw:layer="layout" svg:width="4.613cm" svg:height="1.428cm" svg:x="20.187cm" svg:y="1.172cm">
          <draw:text-box>
            <text:p><text:span text:style-name="T1">C language</text:span></text:p>
          </draw:text-box>
        </draw:frame>
        <draw:frame draw:style-name="gr3" draw:text-style-name="P3" draw:layer="layout" svg:width="2.284cm" svg:height="1.428cm" svg:x="17.316cm" svg:y="1.172cm">
          <draw:text-box>
            <text:p><text:span text:style-name="T1">ATS</text:span></text:p>
          </draw:text-box>
        </draw:frame>
        <draw:connector draw:style-name="gr6" draw:text-style-name="P1" draw:layer="layout" draw:type="curve" svg:x1="14.7cm" svg:y1="6.837cm" svg:x2="21cm" svg:y2="9.15cm" draw:start-shape="id11" draw:end-shape="id14" draw:end-glue-point="3" svg:d="M14700 6837c4726 0 1577 2313 6300 2313" svg:viewBox="0 0 6301 2314">
          <text:p/>
        </draw:connector>
        <draw:connector draw:style-name="gr6" draw:text-style-name="P1" draw:layer="layout" draw:type="curve" svg:x1="14.7cm" svg:y1="11.861cm" svg:x2="21cm" svg:y2="9.15cm" draw:start-shape="id12" draw:start-glue-point="1" draw:end-shape="id14" svg:d="M14700 11861c4726 0 1577-2711 6300-2711" svg:viewBox="0 0 6301 2712">
          <text:p/>
        </draw:connector>
        <draw:custom-shape draw:style-name="gr5" draw:text-style-name="P1" xml:id="id15" draw:id="id15" draw:layer="layout" svg:width="4.1cm" svg:height="1.477cm" svg:x="10.6cm" svg:y="13.623cm">
          <text:p text:style-name="P2"><text:span text:style-name="T1">J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2.65cm" svg:y1="12.6cm" svg:x2="12.65cm" svg:y2="13.623cm" draw:start-shape="id12" draw:start-glue-point="2" draw:end-shape="id15" draw:end-glue-point="0" svg:d="M12650 12600v1023" svg:viewBox="0 0 1 10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0:20:19.513013822</meta:creation-date>
    <dc:date>2014-05-11T12:33:08.739678450</dc:date>
    <dc:creator>Okabe Kiwamu</dc:creator>
    <meta:editing-duration>PT1H15M57S</meta:editing-duration>
    <meta:editing-cycles>61</meta:editing-cycles>
    <meta:generator>LibreOffice/4.2.4.2$Linux_X86_64 LibreOffice_project/420m0$Build-2</meta:generator>
    <meta:document-statistic meta:object-count="37"/>
  </office:meta>
</office:document-meta>
</file>